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default-cell-style-name="ce20"/>
        <table:table-column table:style-name="co1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</table:table-row>
        <table:table-row table:style-name="ro3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office:value-type="float" office:value="3100" calcext:value-type="float">
            <text:p>3100</text:p>
          </table:table-cell>
          <table:table-cell table:formula="of:=SUM([.J2];[.J38];[.J39];[.J40];[.J41];[.J42])" office:value-type="float" office:value="91700" calcext:value-type="float">
            <text:p>917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3"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3" office:value-type="float" office:value="-2300" calcext:value-type="float">
            <text:p>-2300</text:p>
          </table:table-cell>
          <table:table-cell table:formula="of:=[.K4]-[.K5]" office:value-type="float" office:value="43500" calcext:value-type="float">
            <text:p>435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6200" calcext:value-type="float">
            <text:p>6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58" office:value-type="float" office:value="7950" calcext:value-type="float">
            <text:p>79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3" office:value-type="float" office:value="-3000" calcext:value-type="float">
            <text:p>-3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3" office:value-type="float" office:value="-500" calcext:value-type="float">
            <text:p>-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23" office:value-type="float" office:value="-14500" calcext:value-type="float">
            <text:p>-14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3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3" office:value-type="float" office:value="-2350" calcext:value-type="float">
            <text:p>-23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9700" calcext:value-type="float">
            <text:p>9700</text:p>
          </table:table-cell>
          <table:table-cell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3" office:value-type="float" office:value="-650" calcext:value-type="float">
            <text:p>-65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3" office:value-type="float" office:value="-3400" calcext:value-type="float">
            <text:p>-3400</text:p>
          </table:table-cell>
          <table:table-cell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3" office:value-type="float" office:value="-2550" calcext:value-type="float">
            <text:p>-255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2650" calcext:value-type="float">
            <text:p>26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3" office:value-type="float" office:value="-2050" calcext:value-type="float">
            <text:p>-20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3" office:value-type="float" office:value="-1300" calcext:value-type="float">
            <text:p>-1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3" office:value-type="float" office:value="-700" calcext:value-type="float">
            <text:p>-70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3" office:value-type="float" office:value="-700" calcext:value-type="float">
            <text:p>-700</text:p>
          </table:table-cell>
          <table:table-cell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2"/>
          <table:table-cell table:style-name="Default"/>
          <table:table-cell/>
        </table:table-row>
        <table:table-row table:style-name="ro3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Default" office:value-type="float" office:value="39000" calcext:value-type="float">
            <text:p>39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4:33:47.406370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3T14:34:26.535636883</dc:date>
    <meta:editing-duration>P7DT13H34M10S</meta:editing-duration>
    <meta:editing-cycles>2555</meta:editing-cycles>
    <meta:generator>LibreOffice/4.2.8.2$Linux_X86_64 LibreOffice_project/420m0$Build-2</meta:generator>
    <meta:document-statistic meta:table-count="15" meta:cell-count="6375" meta:object-count="0"/>
  </office:meta>
</office:document-meta>
</file>